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P8" style:family="paragraph" style:parent-style-name="List_20_Contents">
      <style:text-properties fo:language="ru" fo:country="RU"/>
    </style:style>
    <style:style style:name="P9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Проверка проекта</text:h>
      <text:section text:style-name="Sect1" text:name="t000004">
        <text:h text:style-name="P4" text:outline-level="5">Примечание</text:h>
        <text:p text:style-name="P2">Интерфейс командной строки реализован в статусе бета-версии.</text:p>
        <text:p text:style-name="Text_20_body"><text:span text:style-name="T1">Для проверки проекта используйте команду </text:span><text:span text:style-name="Source_20_Text"><text:span text:style-name="T1">validate</text:span></text:span><text:span text:style-name="T1">. Она находится в подсистеме команд </text:span><text:span text:style-name="Source_20_Text"><text:span text:style-name="T1">workspace</text:span></text:span><text:span text:style-name="T1">, и имеет следующие аргументы:</text:span></text:p>
        <text:p text:style-name="List_20_Heading"><text:span text:style-name="Source_20_Text"><text:span text:style-name="T1">--wokrpsace-location</text:span></text:span></text:p>
        <text:p text:style-name="P8">Расположение рабочей области.</text:p>
        <text:p text:style-name="List_20_Heading"><text:span text:style-name="Source_20_Text"><text:span text:style-name="T1">--project-list</text:span></text:span></text:p>
        <text:p text:style-name="List_20_Contents"><text:span text:style-name="T1">Необязательный аргумент. Список папок, откуда загрузить проекты в формате </text:span><text:span text:style-name="T2">EDT</text:span><text:span text:style-name="T1"> для проверки. Одновременно можно использовать только один агрумент: </text:span><text:span text:style-name="Source_20_Text"><text:span text:style-name="T1">project-list</text:span></text:span><text:span text:style-name="T1"> или </text:span><text:span text:style-name="Source_20_Text"><text:span text:style-name="T1">project-name-list</text:span></text:span><text:span text:style-name="T1">.</text:span></text:p>
        <text:p text:style-name="List_20_Heading"><text:span text:style-name="Source_20_Text"><text:span text:style-name="T1">--project-name-list</text:span></text:span></text:p>
        <text:p text:style-name="P9"><text:span text:style-name="T1">Необязательный аргумент. Cписок имен проектов в текущей рабочей области, откуда загрузить проекты в формате </text:span><text:span text:style-name="T2">EDT</text:span><text:span text:style-name="T1"> для проверки. Одновременно можно использовать только один агрумент: </text:span><text:span text:style-name="Source_20_Text"><text:span text:style-name="T1">project-list</text:span></text:span><text:span text:style-name="T1"> или </text:span><text:span text:style-name="Source_20_Text"><text:span text:style-name="T1">project-name-list</text:span></text:span><text:span text:style-name="T1">.</text:span></text:p>
        <text:p text:style-name="P1">Пример выполнения:</text:p>
        <text:p text:style-name="P5">ring edt workspace validate --project-list D:/project-1 D:/project-2 --file D:/validation-result.txt --workspace-location D:/workspace</text:p>
        <text:h text:style-name="P4" text:outline-level="5">Примечание</text:h>
        <text:p text:style-name="Text_20_body"><text:span text:style-name="T1">Чтобы получить справку по всем командам интерфейса командной строки, выполните </text:span><text:span text:style-name="Source_20_Text"><text:span text:style-name="T1">ring edt help</text:span></text:span><text:span text:style-name="T1">.</text:span></text:p>
        <text:h text:style-name="P7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t000002.html?_=1542292896#t000002" text:style-name="Internet_20_link" text:visited-style-name="Visited_20_Internet_20_Link"><text:span text:style-name="T1">Интерфейс командной строки</text:span></text:a></text:p>
        <text:h text:style-name="P3" text:outline-level="4">Сценарии работы</text:h>
        <text:p text:style-name="Text_20_body">‣ <text:a xlink:type="simple" xlink:href="https://its.1c.ru/db/content/edtdoc/src/t000003.html?_=1542292896#t000003" text:style-name="Internet_20_link" text:visited-style-name="Visited_20_Internet_20_Link"><text:span text:style-name="T1">Запуск из командной строк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2:31.426061265</dc:date>
    <meta:editing-duration>PT7H13M52S</meta:editing-duration>
    <meta:editing-cycles>12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26" meta:character-count="1047" meta:non-whitespace-character-count="946"/>
  </office:meta>
</office:document-meta>
</file>